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Bentham" svg:font-family="Bentham" style:font-pitch="variable"/>
    <style:font-face style:name="Cantarell1" svg:font-family="Cantarell" style:font-pitch="variable"/>
    <style:font-face style:name="Cantarell" svg:font-family="Cantarell" style:font-adornments="Light" style:font-pitch="variable"/>
    <style:font-face style:name="Cantarell Light" svg:font-family="'Cantarell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6.481cm" fo:min-width="0.262cm"/>
    </style:style>
    <style:style style:name="gr2" style:family="graphic" style:parent-style-name="standard">
      <style:graphic-properties draw:stroke="none" draw:marker-start="" draw:fill-color="#b2b2b2" draw:textarea-horizontal-align="justify" draw:textarea-vertical-align="middle" draw:auto-grow-height="false" fo:min-height="0.385cm" fo:min-width="8.32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5.338cm" fo:min-width="9.47cm"/>
    </style:style>
    <style:style style:name="gr6" style:family="graphic" style:parent-style-name="objectwithoutfill">
      <style:graphic-properties draw:stroke="dash" draw:stroke-dash="Fine_20_Dashed" svg:stroke-color="#006600" draw:fill="solid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Fine_20_Dashed" svg:stroke-color="#ff0000" draw:fill="solid" draw:textarea-vertical-align="middle"/>
    </style:style>
    <style:style style:name="gr9" style:family="graphic" style:parent-style-name="objectwithoutfill">
      <style:graphic-properties draw:stroke="dash" draw:stroke-dash="Fine_20_Dashed" draw:fill="solid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style:font-name="Cantarell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Cantarell1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cc9900"/>
      <style:paragraph-properties fo:text-align="center"/>
    </style:style>
    <style:style style:name="P6" style:family="paragraph">
      <style:text-properties style:font-name="Cantarell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style:font-name="Cantarell" fo:font-size="14pt" fo:font-weight="bold" style:font-size-asian="14pt" style:font-weight-asian="bold" style:font-size-complex="14pt" style:font-weight-complex="bold"/>
    </style:style>
    <style:style style:name="P8" style:family="paragraph">
      <style:text-properties style:font-name="Cantarell1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style:font-name="Cantarell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/>
      <style:paragraph-properties fo:text-align="center"/>
      <style:text-properties style:font-name="Cantarell1" fo:font-size="12pt" style:font-size-asian="12pt" style:font-size-complex="12pt"/>
    </style:style>
    <style:style style:name="T1" style:family="text">
      <style:text-properties style:font-name="Cantarell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antarell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6.731cm" svg:x="5.889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26cm" svg:height="0.635cm" svg:x="5.889cm" svg:y="11.98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8.683cm" svg:x2="3.286cm" svg:y2="5.508cm">
          <text:p/>
        </draw:line>
        <draw:frame draw:style-name="gr4" draw:text-style-name="P4" draw:layer="layout" svg:width="5.277cm" svg:height="0.929cm" svg:x="2.333cm" svg:y="4.492cm">
          <draw:text-box>
            <text:p text:style-name="P3"><text:span text:style-name="T1">Right angle fixture</text:span></text:p>
          </draw:text-box>
        </draw:frame>
        <draw:custom-shape draw:style-name="gr5" draw:text-style-name="P5" draw:layer="layout" svg:width="9.97cm" svg:height="5.588cm" svg:x="6.651cm" svg:y="6.39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4.556cm" svg:y1="9.128cm" svg:x2="20.939cm" svg:y2="9.128cm">
          <text:p/>
        </draw:line>
        <draw:line draw:style-name="gr7" draw:text-style-name="P2" draw:layer="layout" svg:x1="19.161cm" svg:y1="8.429cm" svg:x2="17.002cm" svg:y2="9.128cm">
          <text:p/>
        </draw:line>
        <draw:frame draw:style-name="gr4" draw:text-style-name="P7" draw:layer="layout" svg:width="6.636cm" svg:height="0.844cm" svg:x="12.694cm" svg:y="13.5cm">
          <draw:text-box>
            <text:p text:style-name="P6"><text:span text:style-name="T2">Stock edge </text:span><text:span text:style-name="T2">contacts fixture</text:span></text:p>
          </draw:text-box>
        </draw:frame>
        <draw:line draw:style-name="gr7" draw:text-style-name="P2" draw:layer="layout" svg:x1="16.176cm" svg:y1="13.573cm" svg:x2="14.652cm" svg:y2="11.985cm">
          <text:p/>
        </draw:line>
        <draw:frame draw:style-name="gr4" draw:text-style-name="P9" draw:layer="layout" svg:width="6.115cm" svg:height="0.759cm" svg:x="19.161cm" svg:y="7.861cm">
          <draw:text-box>
            <text:p text:style-name="P8"><text:span text:style-name="T3">Stock midline is ideal flip line</text:span></text:p>
          </draw:text-box>
        </draw:frame>
        <draw:line draw:style-name="gr8" draw:text-style-name="P10" draw:layer="layout" svg:x1="4.556cm" svg:y1="10.461cm" svg:x2="20.812cm" svg:y2="10.461cm">
          <text:p/>
        </draw:line>
        <draw:line draw:style-name="gr9" draw:text-style-name="P10" draw:layer="layout" svg:x1="20.685cm" svg:y1="7.286cm" svg:x2="4.365cm" svg:y2="7.286cm">
          <text:p/>
        </draw:line>
        <draw:line draw:style-name="gr7" draw:text-style-name="P10" draw:layer="layout" svg:x1="19.097cm" svg:y1="6.143cm" svg:x2="17.065cm" svg:y2="7.286cm">
          <text:p/>
        </draw:line>
        <draw:line draw:style-name="gr7" draw:text-style-name="P10" draw:layer="layout" svg:x1="19.542cm" svg:y1="10.271cm" svg:x2="17.129cm" svg:y2="10.461cm">
          <text:p/>
        </draw:line>
        <draw:frame draw:style-name="gr4" draw:text-style-name="P9" draw:layer="layout" svg:width="6.674cm" svg:height="0.759cm" svg:x="19.027cm" svg:y="5.702cm">
          <draw:text-box>
            <text:p text:style-name="P8"><text:span text:style-name="T3">Flipping on this line would work</text:span></text:p>
          </draw:text-box>
        </draw:frame>
        <draw:frame draw:style-name="gr4" draw:text-style-name="P9" draw:layer="layout" svg:width="6.213cm" svg:height="1.267cm" svg:x="19.722cm" svg:y="9.766cm">
          <draw:text-box>
            <text:p text:style-name="P8"><text:span text:style-name="T3">Wouldn’t work – stock would </text:span></text:p>
            <text:p text:style-name="P8"><text:span text:style-name="T3">overlap fixture if flipped he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Bentham" svg:font-family="Bentham" style:font-pitch="variable"/>
    <style:font-face style:name="Cantarell1" svg:font-family="Cantarell" style:font-pitch="variable"/>
    <style:font-face style:name="Cantarell" svg:font-family="Cantarell" style:font-adornments="Light" style:font-pitch="variable"/>
    <style:font-face style:name="Cantarell Light" svg:font-family="'Cantarell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08:28:49.954508346</meta:creation-date>
    <dc:date>2020-10-26T08:47:14.624228253</dc:date>
    <meta:editing-duration>PT3M12S</meta:editing-duration>
    <meta:editing-cycles>2</meta:editing-cycles>
    <meta:generator>LibreOffice/6.4.6.2$Linux_X86_64 LibreOffice_project/40$Build-2</meta:generator>
    <meta:document-statistic meta:object-count="16"/>
  </office:meta>
</office:document-meta>
</file>